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D000002E512BFBA56C4ED74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93ad" officeooo:paragraph-rsid="001293ad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práva skladu<draw:frame draw:style-name="fr1" draw:name="Image1" text:anchor-type="char" svg:x="0.37cm" svg:y="1.614cm" svg:width="17cm" svg:height="10.523cm" draw:z-index="0"><draw:image xlink:href="Pictures/10000201000004AD000002E512BFBA56C4ED74B4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93ad" officeooo:paragraph-rsid="001293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omáš Silber, R1844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19:22:20.668563864</meta:creation-date>
    <dc:date>2020-10-27T22:52:17.515822233</dc:date>
    <meta:editing-duration>PT46M</meta:editing-duration>
    <meta:editing-cycles>5</meta:editing-cycles>
    <meta:generator>LibreOffice/7.0.2.2$Linux_X86_64 LibreOffice_project/00$Build-2</meta:generator>
    <meta:document-statistic meta:table-count="0" meta:image-count="1" meta:object-count="0" meta:page-count="1" meta:paragraph-count="2" meta:word-count="5" meta:character-count="33" meta:non-whitespace-character-count="30"/>
  </office:meta>
</office:document-meta>
</file>